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4.4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ce2"/>
        <table:table-row table:style-name="ro1">
          <table:table-cell office:value-type="string">
            <text:p>Qty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Value</text:p>
          </table:table-cell>
          <table:table-cell office:value-type="string">
            <text:p>Parts</text:p>
          </table:table-cell>
          <table:table-cell office:value-type="string">
            <text:p>Digikey</text:p>
          </table:table-cell>
          <table:table-cell table:style-name="Default" office:value-type="string">
            <text:p>Unit price</text:p>
          </table:table-cell>
          <table:table-cell table:style-name="Default" office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32U4</text:p>
          </table:table-cell>
          <table:table-cell office:value-type="string">
            <text:p>TQFP44</text:p>
          </table:table-cell>
          <table:table-cell/>
          <table:table-cell office:value-type="string">
            <text:p>U1</text:p>
          </table:table-cell>
          <table:table-cell office:value-type="string">
            <text:p>ATMEGA32U4-AURCT-ND</text:p>
          </table:table-cell>
          <table:table-cell office:value-type="float" office:value="4.4336">
            <text:p>4,43</text:p>
          </table:table-cell>
          <table:table-cell table:formula="of:=[.G2]*[.A2]" office:value-type="float" office:value="4.4336">
            <text:p>4,4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stal Abracom ABM7</text:p>
          </table:table-cell>
          <table:table-cell office:value-type="string">
            <text:p>ABM7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535-9840-1-ND</text:p>
          </table:table-cell>
          <table:table-cell office:value-type="float" office:value="0.6334">
            <text:p>0,63</text:p>
          </table:table-cell>
          <table:table-cell table:formula="of:=[.G3]*[.A3]" office:value-type="float" office:value="0.6334">
            <text:p>0,6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-USB receptacle</text:p>
          </table:table-cell>
          <table:table-cell/>
          <table:table-cell table:style-name="Default" office:value-type="string">
            <text:p>Hirose UX60-MB-5ST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office:value-type="float" office:value="0.6818">
            <text:p>0,68</text:p>
          </table:table-cell>
          <table:table-cell table:formula="of:=[.G4]*[.A4]" office:value-type="float" office:value="0.6818">
            <text:p>0,6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1117</text:p>
          </table:table-cell>
          <table:table-cell office:value-type="string">
            <text:p>SOT223</text:p>
          </table:table-cell>
          <table:table-cell office:value-type="string">
            <text:p>AP1117</text:p>
          </table:table-cell>
          <table:table-cell office:value-type="string">
            <text:p>IC1</text:p>
          </table:table-cell>
          <table:table-cell office:value-type="string">
            <text:p>AP1117IE33G-13DICT-ND</text:p>
          </table:table-cell>
          <table:table-cell office:value-type="float" office:value="0.2176">
            <text:p>0,22</text:p>
          </table:table-cell>
          <table:table-cell table:formula="of:=[.G5]*[.A5]" office:value-type="float" office:value="0.2176">
            <text:p>0,2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</text:p>
          </table:table-cell>
          <table:table-cell office:value-type="string">
            <text:p>0805</text:p>
          </table:table-cell>
          <table:table-cell office:value-type="string">
            <text:p>GREEN</text:p>
          </table:table-cell>
          <table:table-cell office:value-type="string">
            <text:p>POWER</text:p>
          </table:table-cell>
          <table:table-cell office:value-type="string">
            <text:p>754-1131-1-ND</text:p>
          </table:table-cell>
          <table:table-cell office:value-type="float" office:value="0.0748">
            <text:p>0,07</text:p>
          </table:table-cell>
          <table:table-cell table:formula="of:=[.G6]*[.A6]" office:value-type="float" office:value="0.0748">
            <text:p>0,0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</text:p>
          </table:table-cell>
          <table:table-cell office:value-type="string">
            <text:p>0805</text:p>
          </table:table-cell>
          <table:table-cell office:value-type="string">
            <text:p>RED</text:p>
          </table:table-cell>
          <table:table-cell office:value-type="string">
            <text:p>LED</text:p>
          </table:table-cell>
          <table:table-cell office:value-type="string">
            <text:p>754-1132-1-ND</text:p>
          </table:table-cell>
          <table:table-cell office:value-type="float" office:value="0.0892">
            <text:p>0,09</text:p>
          </table:table-cell>
          <table:table-cell table:formula="of:=[.G7]*[.A7]" office:value-type="float" office:value="0.0892">
            <text:p>0,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Tactile Switch</text:p>
          </table:table-cell>
          <table:table-cell office:value-type="string">
            <text:p>KMR2NG</text:p>
          </table:table-cell>
          <table:table-cell table:style-name="Default" office:value-type="string">
            <text:p>C&amp;K RS-282G05A3-SM RT</text:p>
          </table:table-cell>
          <table:table-cell office:value-type="string">
            <text:p>BOOT, RESET</text:p>
          </table:table-cell>
          <table:table-cell office:value-type="string">
            <text:p>CKN10384CT-ND</text:p>
          </table:table-cell>
          <table:table-cell office:value-type="float" office:value="0.5767">
            <text:p>0,58</text:p>
          </table:table-cell>
          <table:table-cell table:formula="of:=[.G8]*[.A8]" office:value-type="float" office:value="1.1534">
            <text:p>1,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PTC Fuse</text:p>
          </table:table-cell>
          <table:table-cell office:value-type="string">
            <text:p>1206</text:p>
          </table:table-cell>
          <table:table-cell table:style-name="Default" office:value-type="string">
            <text:p>0,5A hold, 1A trip</text:p>
          </table:table-cell>
          <table:table-cell office:value-type="string">
            <text:p>F1</text:p>
          </table:table-cell>
          <table:table-cell office:value-type="string">
            <text:p>F3733CT-ND</text:p>
          </table:table-cell>
          <table:table-cell office:value-type="float" office:value="0.2514">
            <text:p>0,25</text:p>
          </table:table-cell>
          <table:table-cell table:formula="of:=[.G9]*[.A9]" office:value-type="float" office:value="0.2514">
            <text:p>0,2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office:value-type="string">
            <text:p>100n</text:p>
          </table:table-cell>
          <table:table-cell office:value-type="string">
            <text:p>C4, C5, C6, C7, C8</text:p>
          </table:table-cell>
          <table:table-cell/>
          <table:table-cell office:value-type="float" office:value="0.00422">
            <text:p>0,00</text:p>
          </table:table-cell>
          <table:table-cell table:formula="of:=[.G10]*[.A10]" office:value-type="float" office:value="0.0211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0805</text:p>
          </table:table-cell>
          <table:table-cell office:value-type="string">
            <text:p>10u</text:p>
          </table:table-cell>
          <table:table-cell office:value-type="string">
            <text:p>C10</text:p>
          </table:table-cell>
          <table:table-cell office:value-type="string">
            <text:p>1276-1764-1-ND</text:p>
          </table:table-cell>
          <table:table-cell office:value-type="float" office:value="0.104">
            <text:p>0,10</text:p>
          </table:table-cell>
          <table:table-cell table:formula="of:=[.G11]*[.A11]" office:value-type="float" office:value="0.104">
            <text:p>0,1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office:value-type="string">
            <text:p>18p</text:p>
          </table:table-cell>
          <table:table-cell office:value-type="string">
            <text:p>C2, C3</text:p>
          </table:table-cell>
          <table:table-cell office:value-type="string">
            <text:p>1276-2210-1-ND</text:p>
          </table:table-cell>
          <table:table-cell office:value-type="float" office:value="0.006">
            <text:p>0,01</text:p>
          </table:table-cell>
          <table:table-cell table:formula="of:=[.G12]*[.A12]" office:value-type="float" office:value="0.012">
            <text:p>0,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office:value-type="string">
            <text:p>1u</text:p>
          </table:table-cell>
          <table:table-cell office:value-type="string">
            <text:p>C1</text:p>
          </table:table-cell>
          <table:table-cell office:value-type="string">
            <text:p>1276-1946-1-ND</text:p>
          </table:table-cell>
          <table:table-cell office:value-type="float" office:value="0.0151">
            <text:p>0,02</text:p>
          </table:table-cell>
          <table:table-cell table:formula="of:=[.G13]*[.A13]" office:value-type="float" office:value="0.0151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1206</text:p>
          </table:table-cell>
          <table:table-cell office:value-type="string">
            <text:p>22u X7R</text:p>
          </table:table-cell>
          <table:table-cell office:value-type="string">
            <text:p>C11</text:p>
          </table:table-cell>
          <table:table-cell office:value-type="string">
            <text:p>1276-2769-1-ND</text:p>
          </table:table-cell>
          <table:table-cell office:value-type="float" office:value="0.211">
            <text:p>0,21</text:p>
          </table:table-cell>
          <table:table-cell table:formula="of:=[.G14]*[.A14]" office:value-type="float" office:value="0.211">
            <text:p>0,2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0k</text:p>
          </table:table-cell>
          <table:table-cell office:value-type="string">
            <text:p>R3, R4</text:p>
          </table:table-cell>
          <table:table-cell office:value-type="string">
            <text:p>RHM10KCGCT-ND</text:p>
          </table:table-cell>
          <table:table-cell office:value-type="float" office:value="0.00256">
            <text:p>0,00</text:p>
          </table:table-cell>
          <table:table-cell table:formula="of:=[.G15]*[.A15]" office:value-type="float" office:value="0.00512">
            <text:p>0,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22</text:p>
          </table:table-cell>
          <table:table-cell office:value-type="string">
            <text:p>R1, R2</text:p>
          </table:table-cell>
          <table:table-cell office:value-type="string">
            <text:p>RHM22CGCT-ND</text:p>
          </table:table-cell>
          <table:table-cell office:value-type="float" office:value="0.00256">
            <text:p>0,00</text:p>
          </table:table-cell>
          <table:table-cell table:formula="of:=[.G16]*[.A16]" office:value-type="float" office:value="0.00512">
            <text:p>0,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50</text:p>
          </table:table-cell>
          <table:table-cell office:value-type="string">
            <text:p>R6</text:p>
          </table:table-cell>
          <table:table-cell office:value-type="string">
            <text:p>RHM150CGCT-ND</text:p>
          </table:table-cell>
          <table:table-cell office:value-type="float" office:value="0.0034">
            <text:p>0,00</text:p>
          </table:table-cell>
          <table:table-cell table:formula="of:=[.G17]*[.A17]" office:value-type="float" office:value="0.0034">
            <text:p>0,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80</text:p>
          </table:table-cell>
          <table:table-cell office:value-type="string">
            <text:p>R5</text:p>
          </table:table-cell>
          <table:table-cell office:value-type="string">
            <text:p>RHM180CGCT-ND</text:p>
          </table:table-cell>
          <table:table-cell office:value-type="float" office:value="0.0034">
            <text:p>0,00</text:p>
          </table:table-cell>
          <table:table-cell table:formula="of:=[.G18]*[.A18]" office:value-type="float" office:value="0.0034">
            <text:p>0,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PCB</text:p>
          </table:table-cell>
          <table:table-cell table:style-name="Default" table:number-columns-repeated="2"/>
          <table:table-cell table:number-columns-repeated="2"/>
          <table:table-cell table:style-name="Default" office:value-type="float" office:value="1.5">
            <text:p>1,5</text:p>
          </table:table-cell>
          <table:table-cell table:formula="of:=[.G19]*[.A19]" office:value-type="float" office:value="1.5">
            <text:p>1,50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Static shielding bag</text:p>
          </table:table-cell>
          <table:table-cell table:style-name="Default" table:number-columns-repeated="2"/>
          <table:table-cell/>
          <table:table-cell office:value-type="string">
            <text:p>16-1032-ND</text:p>
          </table:table-cell>
          <table:table-cell table:style-name="Default" office:value-type="float" office:value="0.0842">
            <text:p>0,08</text:p>
          </table:table-cell>
          <table:table-cell table:formula="of:=[.G20]*[.A20]" office:value-type="float" office:value="0.0842">
            <text:p>0,0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Default" table:formula="of:=SUM([.H2:.H20])" office:value-type="float" office:value="9.49964">
            <text:p>9,5</text:p>
          </table:table-cell>
          <table:table-cell table:style-name="Default" office:value-type="string">
            <text:p>Total excl. VAT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Default" table:formula="of:=[.H21]*1.19" office:value-type="float" office:value="11.3045716">
            <text:p>11,3</text:p>
          </table:table-cell>
          <table:table-cell table:style-name="Default" office:value-type="string">
            <text:p>incl. VAT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B1:Sheet1.G19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1.06.2014</text:date>, <text:time>21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7H43M20S</meta:editing-duration>
    <meta:editing-cycles>13</meta:editing-cycles>
    <meta:generator>OpenOffice/4.0.0$Win32 OpenOffice.org_project/400m3$Build-9702</meta:generator>
    <dc:date>2014-06-01T21:11:01.12</dc:date>
    <dc:creator>Joachim Fenkes</dc:creator>
    <meta:document-statistic meta:table-count="3" meta:cell-count="154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